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222222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ff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T1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2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ff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ff" style:text-line-through-style="none" style:text-line-through-type="none" style:font-name="Arial" fo:font-size="11pt" fo:font-style="normal" style:text-underline-style="none" style:text-blinking="false" fo:background-color="#ffffff" loext:char-shading-value="0"/>
    </style:style>
    <style:style style:name="T5" style:family="text">
      <style:text-properties fo:font-variant="normal" fo:text-transform="none" fo:color="#0000ff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222222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222222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222222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222222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f898286-7fff-116c-36a9-e9f7734a25f1"/>Hướng dẫn luận văn</text:p>
      <text:p text:style-name="Text_20_body"/>
      <text:p text:style-name="P4"><text:a xlink:type="simple" xlink:href="https://docs.google.com/document/d/1-QqZ3JHd76JfimY4QKqOojcEaf5g3JS0lNh-FHTxLag/edit" text:style-name="Internet_20_link" text:visited-style-name="Visited_20_Internet_20_Link"><text:span text:style-name="T1">https://docs.google.com/document/d/1-QqZ3JHd76JfimY4QKqOojcEaf5g3JS0lNh-FHTxLag/edit</text:span></text:a></text:p>
      <text:p text:style-name="P4"><text:a xlink:type="simple" xlink:href="https://github.com/facebook/C3D" text:style-name="Internet_20_link" text:visited-style-name="Visited_20_Internet_20_Link"><text:span text:style-name="T2">https://github.com/facebook/C3D</text:span></text:a></text:p>
      <text:p text:style-name="Text_20_body"/>
      <text:p text:style-name="P2">- Chạy lại mô hình, làm chủ các bước load, tiền xử lý dữ liệu (nếu có) </text:p>
      <text:p text:style-name="P3">--&gt; Em đã hoàn thành tiền xử lý dữ liệu (extract frame từ video, extract features từ các frames), training from scratch và testing trên bộ UCF101 cho mạng VGG-C3D (C3D-v1.0)</text:p>
      <text:p text:style-name="P2">- Tìm hiểu có phải mạng được finetune từ ImageNet hay từ được train từ đầu from scratch?</text:p>
      <text:p text:style-name="P5"><text:span text:style-name="T3">Mạng được train trên bộ dữ liệu </text:span><text:span text:style-name="T4">Sports1M và fine-tune trên bộ UCF101 (cả VGG-C3D và Resnet18-C3D)</text:span></text:p>
      <text:p text:style-name="P4"><text:span text:style-name="T5">Link tham khảo: </text:span><text:a xlink:type="simple" xlink:href="https://github.com/facebook/C3D/issues/281" text:style-name="Internet_20_link" text:visited-style-name="Visited_20_Internet_20_Link"><text:span text:style-name="T1">here</text:span></text:a></text:p>
      <text:p text:style-name="P5"><text:span text:style-name="T6">- Nghiên cứu bổ sung các hàm loss phụ trợ để tăng tính phân biệt của các deep features: </text:span><text:span text:style-name="T7">center loss, cosface, arcface</text:span><text:span text:style-name="T9">…</text:span></text:p>
      <text:p text:style-name="Text_20_body"/>
      <text:p text:style-name="P2">tài liệu tham khảo: </text:p>
      <text:p text:style-name="P4"><text:a xlink:type="simple" xlink:href="https://arxiv.org/abs/1801.07698" text:style-name="Internet_20_link" text:visited-style-name="Visited_20_Internet_20_Link"><text:span text:style-name="T2">https://arxiv.org/abs/1801.07698</text:span></text:a></text:p>
      <text:p text:style-name="P4"><text:a xlink:type="simple" xlink:href="https://arxiv.org/abs/1801.09414" text:style-name="Internet_20_link" text:visited-style-name="Visited_20_Internet_20_Link"><text:span text:style-name="T2">https://arxiv.org/abs/1801.09414</text:span></text:a></text:p>
      <text:p text:style-name="P4"><text:a xlink:type="simple" xlink:href="https://ydwen.github.io/papers/WenECCV16.pdf" text:style-name="Internet_20_link" text:visited-style-name="Visited_20_Internet_20_Link"><text:span text:style-name="T2">https://ydwen.github.io/papers/WenECCV16.pdf</text:span></text:a></text:p>
      <text:p text:style-name="Text_20_body"/>
      <text:p text:style-name="P4"><text:span text:style-name="T8">Survey: </text:span><text:a xlink:type="simple" xlink:href="https://arxiv.org/pdf/1804.06655.pdf" text:style-name="Internet_20_link" text:visited-style-name="Visited_20_Internet_20_Link"><text:span text:style-name="T2">https://arxiv.org/pdf/1804.06655.pdf</text:span></text:a></text:p>
      <text:p text:style-name="Text_20_body"/>
      <text:p text:style-name="P2">- Nghiên cứu two-stream 3D: bổ sung thêm luồng optical flow</text:p>
      <text:p text:style-name="P2">- Nghiên cứu kỹ thuật t-SNE để visualize các kết quả:</text:p>
      <text:p text:style-name="P4"><text:a xlink:type="simple" xlink:href="https://ai.googleblog.com/2018/06/realtime-tsne-visualizations-with.html" text:style-name="Internet_20_link" text:visited-style-name="Visited_20_Internet_20_Link"><text:span text:style-name="T2">https://ai.googleblog.com/2018/06/realtime-tsne-visualizations-with.html</text:span></text:a></text:p>
      <text:p text:style-name="Text_20_body"><text:span text:style-name="T10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08:02:22.345432877</meta:creation-date>
    <dc:date>2019-01-24T08:02:51.619411542</dc:date>
    <meta:editing-duration>PT29S</meta:editing-duration>
    <meta:editing-cycles>1</meta:editing-cycles>
    <meta:document-statistic meta:table-count="0" meta:image-count="0" meta:object-count="0" meta:page-count="1" meta:paragraph-count="18" meta:word-count="149" meta:character-count="1057" meta:non-whitespace-character-count="923"/>
    <meta:generator>LibreOffice/5.1.6.2$Linux_X86_64 LibreOffice_project/10m0$Build-2</meta:generator>
  </office:meta>
</office:document-meta>
</file>